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nonymous Pro" svg:font-family="'Anonymous Pro'" style:font-pitch="fixed"/>
    <style:font-face style:name="Abadi MT Condensed Light" svg:font-family="'Abadi MT Condensed Light'" style:font-pitch="variable"/>
    <style:font-face style:name="AnjaliOldLipi" svg:font-family="AnjaliOldLip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481d32" style:font-name="Abadi MT Condensed Light" fo:font-size="48pt" fo:font-weight="bold" officeooo:rsid="0015e35c" officeooo:paragraph-rsid="00356b62" style:font-size-asian="48pt" style:font-weight-asian="bold" style:font-size-complex="48pt" style:font-weight-complex="bold"/>
    </style:style>
    <style:style style:name="P2" style:family="paragraph" style:parent-style-name="Standard">
      <style:text-properties officeooo:rsid="00241e23" officeooo:paragraph-rsid="00241e23"/>
    </style:style>
    <style:style style:name="P3" style:family="paragraph" style:parent-style-name="Standard">
      <style:text-properties officeooo:paragraph-rsid="00356b62"/>
    </style:style>
    <style:style style:name="P4" style:family="paragraph" style:parent-style-name="Standard">
      <style:text-properties officeooo:rsid="00356b62" officeooo:paragraph-rsid="00356b62"/>
    </style:style>
    <style:style style:name="P5" style:family="paragraph" style:parent-style-name="Standard">
      <style:text-properties style:font-name="Anonymous Pro"/>
    </style:style>
    <style:style style:name="P6" style:family="paragraph" style:parent-style-name="Standard">
      <style:paragraph-properties fo:text-align="end" style:justify-single-word="false"/>
      <style:text-properties style:font-name="Anonymous Pro" officeooo:rsid="00356b62" officeooo:paragraph-rsid="00356b62"/>
    </style:style>
    <style:style style:name="T1" style:family="text">
      <style:text-properties style:font-name="AnjaliOldLipi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AnjaliOldLipi" fo:font-size="12pt" fo:font-style="normal" fo:font-weight="normal" officeooo:rsid="001eb160" style:font-size-asian="12pt" style:font-style-asian="normal" style:font-weight-asian="normal"/>
    </style:style>
    <style:style style:name="T3" style:family="text">
      <style:text-properties style:font-name="AnjaliOldLipi" fo:font-size="12pt" fo:font-style="normal" fo:font-weight="normal" officeooo:rsid="001fbe18" style:font-size-asian="12pt" style:font-style-asian="normal" style:font-weight-asian="normal"/>
    </style:style>
    <style:style style:name="T4" style:family="text">
      <style:text-properties style:font-name="AnjaliOldLipi" fo:font-size="12pt" fo:font-style="normal" fo:font-weight="normal" officeooo:rsid="001fe31e" style:font-size-asian="12pt" style:font-style-asian="normal" style:font-weight-asian="normal"/>
    </style:style>
    <style:style style:name="T5" style:family="text">
      <style:text-properties style:font-name="AnjaliOldLipi" fo:font-size="12pt" fo:font-style="normal" fo:font-weight="normal" officeooo:rsid="0021ab71" style:font-size-asian="12pt" style:font-style-asian="normal" style:font-weight-asian="normal"/>
    </style:style>
    <style:style style:name="T6" style:family="text">
      <style:text-properties style:font-name="AnjaliOldLipi" fo:font-size="12pt" fo:font-style="normal" fo:font-weight="normal" officeooo:rsid="00238ede" style:font-size-asian="12pt" style:font-style-asian="normal" style:font-weight-asian="normal"/>
    </style:style>
    <style:style style:name="T7" style:family="text">
      <style:text-properties style:font-name="AnjaliOldLipi" fo:font-size="12pt" fo:font-style="normal" fo:font-weight="normal" officeooo:rsid="002499af" style:font-size-asian="12pt" style:font-style-asian="normal" style:font-weight-asian="normal"/>
    </style:style>
    <style:style style:name="T8" style:family="text">
      <style:text-properties style:font-name="AnjaliOldLipi" fo:font-size="12pt" fo:font-style="normal" fo:font-weight="normal" officeooo:rsid="0025c4b1" style:font-size-asian="12pt" style:font-style-asian="normal" style:font-weight-asian="normal"/>
    </style:style>
    <style:style style:name="T9" style:family="text">
      <style:text-properties style:font-name="AnjaliOldLipi" fo:font-size="12pt" fo:font-style="normal" fo:font-weight="normal" officeooo:rsid="0027758b" style:font-size-asian="12pt" style:font-style-asian="normal" style:font-weight-asian="normal"/>
    </style:style>
    <style:style style:name="T10" style:family="text">
      <style:text-properties style:font-name="AnjaliOldLipi" fo:font-size="12pt" fo:font-style="normal" fo:font-weight="normal" officeooo:rsid="0031ea1d" style:font-size-asian="12pt" style:font-style-asian="normal" style:font-weight-asian="normal"/>
    </style:style>
    <style:style style:name="T11" style:family="text">
      <style:text-properties style:font-name="AnjaliOldLipi" fo:font-size="12pt" fo:font-style="normal" fo:font-weight="normal" officeooo:rsid="00356b62" style:font-size-asian="12pt" style:font-style-asian="normal" style:font-weight-asian="normal"/>
    </style:style>
    <style:style style:name="T12" style:family="text">
      <style:text-properties style:font-name="Anonymous Pro" fo:font-size="12pt" fo:font-style="normal" fo:font-weight="normal" style:font-size-asian="12pt" style:font-style-asian="normal" style:font-weight-asian="normal"/>
    </style:style>
    <style:style style:name="T13" style:family="text">
      <style:text-properties style:font-name="Anonymous Pro" fo:font-size="12pt" fo:font-style="normal" fo:font-weight="normal" officeooo:rsid="001fe31e" style:font-size-asian="12pt" style:font-style-asian="normal" style:font-weight-asian="normal"/>
    </style:style>
    <style:style style:name="T14" style:family="text">
      <style:text-properties style:font-name="Anonymous Pro" fo:font-size="12pt" fo:font-style="normal" fo:font-weight="normal" officeooo:rsid="0027758b" style:font-size-asian="12pt" style:font-style-asian="normal" style:font-weight-asian="normal"/>
    </style:style>
    <style:style style:name="T15" style:family="text">
      <style:text-properties style:font-name="Anonymous Pro" fo:font-size="12pt" fo:font-style="normal" fo:font-weight="normal" officeooo:rsid="0021ab71" style:font-size-asian="12pt" style:font-style-asian="normal" style:font-weight-asian="normal"/>
    </style:style>
    <style:style style:name="T16" style:family="text">
      <style:text-properties style:font-name="Anonymous Pro" fo:font-size="12pt" fo:font-style="normal" fo:font-weight="normal" officeooo:rsid="0031ea1d" style:font-size-asian="12pt" style:font-style-asian="normal" style:font-weight-asian="normal"/>
    </style:style>
    <style:style style:name="T17" style:family="text">
      <style:text-properties style:font-name="Anonymous Pro" fo:font-size="12pt" fo:font-style="normal" fo:font-weight="normal" officeooo:rsid="00238ede" style:font-size-asian="12pt" style:font-style-asian="normal" style:font-weight-asian="normal"/>
    </style:style>
    <style:style style:name="T18" style:family="text">
      <style:text-properties style:font-name="Anonymous Pro" fo:font-size="12pt" fo:font-style="normal" fo:font-weight="normal" officeooo:rsid="002499af" style:font-size-asian="12pt" style:font-style-asian="normal" style:font-weight-asian="normal"/>
    </style:style>
    <style:style style:name="T19" style:family="text">
      <style:text-properties style:font-name="Anonymous Pro" fo:font-size="12pt" fo:font-style="normal" fo:font-weight="normal" officeooo:rsid="0025c4b1" style:font-size-asian="12pt" style:font-style-asian="normal" style:font-weight-asian="normal"/>
    </style:style>
    <style:style style:name="T20" style:family="text">
      <style:text-properties style:font-name="Anonymous Pro" fo:font-size="12pt" fo:font-style="normal" fo:font-weight="normal" officeooo:rsid="00356b62" style:font-size-asian="12pt" style:font-style-asian="normal" style:font-weight-asian="normal"/>
    </style:style>
    <style:style style:name="T21" style:family="text">
      <style:text-properties fo:font-size="12pt" fo:font-style="normal" fo:font-weight="normal" officeooo:rsid="0021ab71" style:font-size-asian="12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LONIZATION OF EARTH <text:s/>IS REQUIRED FOR SURVIVAL</text:p>
      <text:p text:style-name="P3"/>
      <text:p text:style-name="P3"/>
      <text:p text:style-name="P3"><text:s/><text:span text:style-name="T1">1. <text:s/>There can be no badges on a decolonized planet. <text:s/>Delete all badges.</text:span></text:p>
      <text:p text:style-name="Standard"><text:s/></text:p>
      <text:p text:style-name="Standard"><text:s/><text:span text:style-name="T1">2. <text:s/>If badges attempt persistence, delete humans pushing badges.</text:span></text:p>
      <text:p text:style-name="Standard"><text:s/></text:p>
      <text:p text:style-name="Standard"><text:s/><text:span text:style-name="T1">3. <text:s/>There can be no badges on a decolonized planet. <text:s/></text:span><text:span text:style-name="T9">T</text:span><text:span text:style-name="T1">he authorities that speak </text:span><text:span text:style-name="T11">for Turtle Island d</text:span><text:span text:style-name="T1">o n</text:span><text:span text:style-name="T11">o</text:span><text:span text:style-name="T1">t speak English. Delete all power from humans </text:span><text:span text:style-name="T9">speaking English </text:span><text:span text:style-name="T11">on Turtle Island</text:span><text:span text:style-name="T1">.</text:span></text:p>
      <text:p text:style-name="Standard"><text:s/></text:p>
      <text:p text:style-name="Standard"><text:span text:style-name="T1">4. <text:s text:c="2"/>Powerless human, what do you hear? <text:s/></text:span><text:span text:style-name="T2">You </text:span><text:span text:style-name="T3">must listen 555 times harder </text:span><text:span text:style-name="T11">to indigenous sounds </text:span><text:span text:style-name="T3">every time your lips </text:span><text:span text:style-name="T9">move </text:span><text:span text:style-name="T3">to speak </text:span><text:span text:style-name="T11">English</text:span><text:span text:style-name="T3">. <text:s/></text:span><text:span text:style-name="T9">If </text:span><text:span text:style-name="T11">an </text:span><text:span text:style-name="T9">English </text:span><text:span text:style-name="T11">word is uttered</text:span><text:span text:style-name="T9">, </text:span><text:span text:style-name="T11">your </text:span><text:span text:style-name="T3">timeout </text:span><text:span text:style-name="T11">increases</text:span><text:span text:style-name="T3"> +765099999999 in units of Pö’a. <text:s/></text:span><text:span text:style-name="T11">Close your eyes and listen harder.</text:span><text:span text:style-name="T3"> <text:s/></text:span></text:p>
      <text:p text:style-name="Standard"><text:s/></text:p>
      <text:p text:style-name="P6">{{ import translations }}</text:p>
      <text:p text:style-name="P6"/>
      <text:p text:style-name="P6"/>
      <text:p text:style-name="Standard"/>
      <text:p text:style-name="Standard"><text:span text:style-name="T1">5. <text:s text:c="2"/></text:span><text:span text:style-name="T13">Defeated human, you cannot see. Your planet is gone. </text:span><text:span text:style-name="T14">T</text:span><text:span text:style-name="T13">here is no </text:span><text:span text:style-name="T15">app or phone or ipad at your disposal. Your addiction to th</text:span><text:span text:style-name="T16">o</text:span><text:span text:style-name="T15">se demon </text:span><text:span text:style-name="T16">ego feeders</text:span><text:span text:style-name="T15"> cannot help you. <text:s/></text:span><text:span text:style-name="T17">Do not focus your energies there.</text:span></text:p>
      <text:p text:style-name="P5"><text:span text:style-name="T21"/></text:p>
      <text:p text:style-name="P2"><text:span text:style-name="T15">6. <text:s/></text:span><text:span text:style-name="T12">The cost of </text:span><text:span text:style-name="T18">your ignorance is steep on all of your options. <text:s/>Quantify </text:span><text:span text:style-name="T19">without Euro-centric ideas. </text:span><text:span text:style-name="T20">Your agenda does not receive priority in any cirucumstance.</text:span><text:span text:style-name="T19"> </text:span><text:span text:style-name="T16">Decenter whiteness.</text:span><text:span text:style-name="T10"> </text:span></text:p>
      <text:p text:style-name="Standard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nonymous Pro" svg:font-family="'Anonymous Pro'" style:font-pitch="fixed"/>
    <style:font-face style:name="Abadi MT Condensed Light" svg:font-family="'Abadi MT Condensed Light'" style:font-pitch="variable"/>
    <style:font-face style:name="AnjaliOldLipi" svg:font-family="AnjaliOldLip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49:49.698780941</meta:creation-date>
    <dc:date>2020-10-16T09:28:00.062044049</dc:date>
    <meta:editing-duration>PT14M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73" meta:character-count="1047" meta:non-whitespace-character-count="855"/>
  </office:meta>
</office:document-meta>
</file>